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2e3436" draw:marker-start-width="0.275cm" draw:marker-end-width="0.275cm" draw:opacity="100%" draw:opacity-name="Transparency_20_4" draw:textarea-horizontal-align="justify" draw:textarea-vertical-align="middle" draw:auto-grow-height="false" fo:min-height="1.7cm" fo:min-width="2.45cm" fo:padding-top="0.15cm" fo:padding-bottom="0.15cm" fo:padding-left="0.275cm" fo:padding-right="0.275cm" draw:shadow-opacity="100%"/>
    </style:style>
    <style:style style:name="gr2" style:family="graphic" style:parent-style-name="standard">
      <style:graphic-properties svg:stroke-width="0.05cm" svg:stroke-color="#2e3436" draw:marker-start-width="0.275cm" draw:marker-end-width="0.275cm" draw:opacity-name="Transparency_20_4" draw:textarea-horizontal-align="justify" draw:textarea-vertical-align="middle" draw:auto-grow-height="false" fo:min-height="1.7cm" fo:min-width="5.45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Dashed_20__28_DES_29_" svg:stroke-width="0.05cm" svg:stroke-color="#2e3436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2e3436" draw:fill="none" draw:fill-color="#ffffff" draw:textarea-horizontal-align="left" draw:auto-grow-height="true" draw:auto-grow-width="true" fo:min-height="0.628cm" fo:min-width="1.725cm"/>
    </style:style>
    <style:style style:name="gr5" style:family="graphic" style:parent-style-name="standard">
      <style:graphic-properties svg:stroke-width="0.05cm" svg:stroke-color="#2e3436" draw:marker-start="Arrowheads_20_2" draw:marker-start-width="0.275cm" draw:marker-end="Arrowheads_20_2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2e3436" draw:fill="none" draw:fill-color="#ffffff" draw:auto-grow-height="true" draw:auto-grow-width="false" fo:max-height="0cm" fo:min-height="0.895cm"/>
    </style:style>
    <style:style style:name="gr7" style:family="graphic" style:parent-style-name="standard">
      <style:graphic-properties draw:stroke="none" svg:stroke-color="#2e3436" draw:fill="none" draw:fill-color="#ffffff" draw:textarea-horizontal-align="left" draw:auto-grow-height="true" draw:auto-grow-width="true" fo:min-height="0.628cm" fo:min-width="2.00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opacity="100%" draw:opacity-name="Transparency_20_4"/>
      <style:paragraph-properties fo:text-align="center"/>
    </style:style>
    <style:style style:name="P2" style:family="paragraph">
      <loext:graphic-properties draw:opacity-name="Transparency_20_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  <style:text-properties style:font-name="Arial Black"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font-name="Arial Black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3cm" svg:height="2cm" svg:x="1.038cm" svg:y="15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2cm" svg:x="9.038cm" svg:y="15.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538cm" svg:y1="17.2cm" svg:x2="6.538cm" svg:y2="16.2cm">
            <text:p/>
          </draw:line>
          <draw:frame draw:style-name="gr4" draw:text-style-name="P4" draw:layer="layout" svg:width="2.225cm" svg:height="0.878cm" svg:x="4.038cm" svg:y="15.7cm">
            <draw:text-box>
              <text:p><text:span text:style-name="T1">margin</text:span></text:p>
            </draw:text-box>
          </draw:frame>
          <draw:line draw:style-name="gr5" draw:text-style-name="P3" draw:layer="layout" svg:x1="4.038cm" svg:y1="16.7cm" svg:x2="6.538cm" svg:y2="16.7cm">
            <text:p/>
          </draw:line>
          <draw:line draw:style-name="gr5" draw:text-style-name="P3" draw:layer="layout" svg:x1="9.038cm" svg:y1="16.7cm" svg:x2="6.538cm" svg:y2="16.7cm">
            <text:p/>
          </draw:line>
          <draw:frame draw:style-name="gr4" draw:text-style-name="P4" draw:layer="layout" svg:width="2.225cm" svg:height="0.878cm" svg:x="6.813cm" svg:y="15.7cm">
            <draw:text-box>
              <text:p><text:span text:style-name="T1">margin</text:span></text:p>
            </draw:text-box>
          </draw:frame>
          <draw:frame draw:style-name="gr6" draw:text-style-name="P5" draw:layer="layout" svg:width="2.95cm" svg:height="1.145cm" svg:x="12.338cm" svg:y="16.1cm">
            <draw:text-box>
              <text:p><text:span text:style-name="T2">TEXT</text:span></text:p>
            </draw:text-box>
          </draw:frame>
          <draw:line draw:style-name="gr5" draw:text-style-name="P3" draw:layer="layout" svg:x1="9.038cm" svg:y1="16.7cm" svg:x2="12.538cm" svg:y2="16.7cm">
            <text:p/>
          </draw:line>
          <draw:frame draw:style-name="gr7" draw:text-style-name="P4" draw:layer="layout" svg:width="2.509cm" svg:height="0.878cm" svg:x="9.313cm" svg:y="15.7cm">
            <draw:text-box>
              <text:p><text:span text:style-name="T1">padding</text:span>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4" draw:display-name="Transparency 4" draw:style="linear" draw:start="100%" draw:end="0%" draw:angle="0" draw:border="0%"/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DES_29_" draw:display-name="Dashed (DES)" draw:style="rect" draw:dots1="1" draw:dots1-length="350%" draw:distance="15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11T04:23:43.962539703</meta:creation-date>
    <dc:date>2017-09-11T04:24:14.006633774</dc:date>
    <dc:creator>Dennis Schulmeister-Zimolong</dc:creator>
    <meta:editing-duration>PT30S</meta:editing-duration>
    <meta:editing-cycles>1</meta:editing-cycles>
    <meta:document-statistic meta:object-count="34"/>
    <meta:generator>LibreOffice/5.4.0.3$Linux_X86_64 LibreOffice_project/40m0$Build-3</meta:generator>
  </office:meta>
</office:document-meta>
</file>